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835in" svg:height="4.2173in" svg:x="6.374in" svg:y="3.7335in">
            <draw:object draw:notify-on-update-of-ranges="Sheet1.BV22:Sheet1.BV37 Sheet1.BX22:Sheet1.BX22 Sheet1.BX23:Sheet1.BX23 Sheet1.BU22:Sheet1.BU22 Sheet1.BS22:Sheet1.BS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858in" svg:height="4.2469in" svg:x="0.0783in" svg:y="3.9114in">
            <draw:object draw:notify-on-update-of-ranges="Sheet1.BX23:Sheet1.BX23 Sheet1.BS22:Sheet1.BS22 Sheet1.BV22:Sheet1.BV22 Sheet1.BU22:Sheet1.BU22 Sheet1.BV25:Sheet1.BV25 Sheet1.BU25:Sheet1.BU25 Sheet1.BS25:Sheet1.BS25 Sheet1.BV26:Sheet1.BV26 Sheet1.BU26:Sheet1.BU26 Sheet1.BS26:Sheet1.BS26 Sheet1.BV27:Sheet1.BV27 Sheet1.BU27:Sheet1.BU27 Sheet1.BS27:Sheet1.BS27 Sheet1.BV28:Sheet1.BV28 Sheet1.BU28:Sheet1.BU28 Sheet1.BS28:Sheet1.BS28 Sheet1.BV29:Sheet1.BV29 Sheet1.BU29:Sheet1.BU29 Sheet1.BS29:Sheet1.BS29 Sheet1.BV30:Sheet1.BV30 Sheet1.BU30:Sheet1.BU30 Sheet1.BS30:Sheet1.BS30 Sheet1.BV31:Sheet1.BV31 Sheet1.BU31:Sheet1.BU31 Sheet1.BS31:Sheet1.BS31 Sheet1.BV32:Sheet1.BV32 Sheet1.BU32:Sheet1.BU32 Sheet1.BS32:Sheet1.BS32 Sheet1.BV33:Sheet1.BV33 Sheet1.BU33:Sheet1.BU33 Sheet1.BS33:Sheet1.BS33 Sheet1.BV34:Sheet1.BV34 Sheet1.BU34:Sheet1.BU34 Sheet1.BS34:Sheet1.BS34 Sheet1.BV35:Sheet1.BV35 Sheet1.BU35:Sheet1.BU35 Sheet1.BS35:Sheet1.BS35 Sheet1.BV36:Sheet1.BV36 Sheet1.BU36:Sheet1.BU36 Sheet1.BS36:Sheet1.BS36 Sheet1.BV37:Sheet1.BV37 Sheet1.BU37:Sheet1.BU37 Sheet1.BS37:Sheet1.BS37 Sheet1.BV23:Sheet1.BV23 Sheet1.BU23:Sheet1.BU23 Sheet1.BS23:Sheet1.BS23 Sheet1.BV24:Sheet1.BV24 Sheet1.BU24:Sheet1.BU24 Sheet1.BS24:Sheet1.BS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2.98" calcext:value-type="float">
            <text:p>2.98</text:p>
          </table:table-cell>
          <table:table-cell office:value-type="float" office:value="5.96" calcext:value-type="float">
            <text:p>5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33333333333333" calcext:value-type="float">
            <text:p>0.01333</text:p>
          </table:table-cell>
          <table:table-cell office:value-type="float" office:value="4.94666666666667" calcext:value-type="float">
            <text:p>4.94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ct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0666666666667" calcext:value-type="float">
            <text:p>2.50667</text:p>
          </table:table-cell>
          <table:table-cell office:value-type="float" office:value="2.47333333333333" calcext:value-type="float">
            <text:p>2.47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333333333333" calcext:value-type="float">
            <text:p>1.23333</text:p>
          </table:table-cell>
          <table:table-cell office:value-type="float" office:value="3.16666666666667" calcext:value-type="float">
            <text:p>3.1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66666666666667" calcext:value-type="float">
            <text:p>0.04667</text:p>
          </table:table-cell>
          <table:table-cell office:value-type="float" office:value="4.91333333333333" calcext:value-type="float">
            <text:p>4.91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4666666666667" calcext:value-type="float">
            <text:p>2.14667</text:p>
          </table:table-cell>
          <table:table-cell office:value-type="float" office:value="2.41333333333333" calcext:value-type="float">
            <text:p>2.41333</text:p>
          </table:table-cell>
          <table:table-cell office:value-type="float" office:value="1.56" calcext:value-type="float">
            <text:p>1.5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2.14666666666667" calcext:value-type="float">
            <text:p>2.14667</text:p>
          </table:table-cell>
          <table:table-cell office:value-type="float" office:value="1.96" calcext:value-type="float">
            <text:p>1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0666666666667" calcext:value-type="float">
            <text:p>2.00667</text:p>
          </table:table-cell>
          <table:table-cell office:value-type="float" office:value="1.97333333333333" calcext:value-type="float">
            <text:p>1.97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31333333333333" calcext:value-type="float">
            <text:p>3.31333</text:p>
          </table:table-cell>
          <table:table-cell office:value-type="float" office:value="0.88" calcext:value-type="float">
            <text:p>0.88</text:p>
          </table:table-cell>
          <table:table-cell office:value-type="float" office:value="1.04" calcext:value-type="float">
            <text:p>1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0666666666667" calcext:value-type="float">
            <text:p>3.60667</text:p>
          </table:table-cell>
          <table:table-cell office:value-type="float" office:value="1.60666666666667" calcext:value-type="float">
            <text:p>1.60667</text:p>
          </table:table-cell>
          <table:table-cell office:value-type="float" office:value="1.28" calcext:value-type="float">
            <text:p>1.2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office:value-type="float" office:value="1.51333333333333" calcext:value-type="float">
            <text:p>1.51333</text:p>
          </table:table-cell>
          <table:table-cell office:value-type="float" office:value="2.96" calcext:value-type="float">
            <text:p>2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.99333333333333" calcext:value-type="float">
            <text:p>2.99333</text:p>
          </table:table-cell>
          <table:table-cell office:value-type="float" office:value="5.92" calcext:value-type="float">
            <text:p>5.9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3.48666666666667" calcext:value-type="float">
            <text:p>3.48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5333333333333" calcext:value-type="float">
            <text:p>2.65333</text:p>
          </table:table-cell>
          <table:table-cell office:value-type="float" office:value="2.68666666666667" calcext:value-type="float">
            <text:p>2.68667</text:p>
          </table:table-cell>
          <table:table-cell office:value-type="float" office:value="2.04" calcext:value-type="float">
            <text:p>2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8" calcext:value-type="float">
            <text:p>2.68</text:p>
          </table:table-cell>
          <table:table-cell office:value-type="float" office:value="2.54666666666667" calcext:value-type="float">
            <text:p>2.54667</text:p>
          </table:table-cell>
          <table:table-cell office:value-type="float" office:value="1.96" calcext:value-type="float">
            <text:p>1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  <table:table-cell/>
        </table:table-row>
        <table:table-row table:style-name="ro1" table:number-rows-repeated="5">
          <table:table-cell table:number-columns-repeated="77"/>
        </table:table-row>
        <table:table-row table:style-name="ro1">
          <table:table-cell table:number-columns-repeated="70"/>
          <table:table-cell office:value-type="float" office:value="0.0133333333333333" calcext:value-type="float">
            <text:p>0.01333</text:p>
          </table:table-cell>
          <table:table-cell/>
          <table:table-cell office:value-type="float" office:value="4.94667" calcext:value-type="float">
            <text:p>4.94667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Selfle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0"/>
          <table:table-cell office:value-type="float" office:value="2.98" calcext:value-type="float">
            <text:p>2.98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Commu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0"/>
          <table:table-cell office:value-type="float" office:value="2.47333333333333" calcext:value-type="float">
            <text:p>2.47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0"/>
          <table:table-cell office:value-type="float" office:value="2.6" calcext:value-type="float">
            <text:p>2.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stft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0"/>
          <table:table-cell office:value-type="float" office:value="3.16666666666667" calcext:value-type="float">
            <text:p>3.1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0"/>
          <table:table-cell office:value-type="float" office:value="4.91333333333333" calcext:value-type="float">
            <text:p>4.91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0"/>
          <table:table-cell office:value-type="float" office:value="2.41333333333333" calcext:value-type="float">
            <text:p>2.41333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string" calcext:value-type="string">
            <text:p>random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0"/>
          <table:table-cell office:value-type="float" office:value="2.14666666666667" calcext:value-type="float">
            <text:p>2.14667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0"/>
          <table:table-cell office:value-type="float" office:value="1.97333333333333" calcext:value-type="float">
            <text:p>1.97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70"/>
          <table:table-cell office:value-type="float" office:value="0.88" calcext:value-type="float">
            <text:p>0.88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string" calcext:value-type="string">
            <text:p>CCD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70"/>
          <table:table-cell office:value-type="float" office:value="1.60666666666667" calcext:value-type="float">
            <text:p>1.60667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string" calcext:value-type="string">
            <text:p>tf2t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70"/>
          <table:table-cell office:value-type="float" office:value="1.51333333333333" calcext:value-type="float">
            <text:p>1.51333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string" calcext:value-type="string">
            <text:p>softmaj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70"/>
          <table:table-cell office:value-type="float" office:value="2.99333333333333" calcext:value-type="float">
            <text:p>2.99333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string" calcext:value-type="string">
            <text:p>hardmaj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0"/>
          <table:table-cell office:value-type="float" office:value="3.48666666666667" calcext:value-type="float">
            <text:p>3.486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hardtft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70"/>
          <table:table-cell office:value-type="float" office:value="2.68666666666667" calcext:value-type="float">
            <text:p>2.68667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string" calcext:value-type="string">
            <text:p>naiveprober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70"/>
          <table:table-cell office:value-type="float" office:value="2.54666666666667" calcext:value-type="float">
            <text:p>2.54667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string" calcext:value-type="string">
            <text:p>remorseful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</table:table>
      <table:table table:name="Sheet2" table:style-name="ta1">
        <table:shapes>
          <draw:frame draw:z-index="0" draw:style-name="gr1" draw:text-style-name="P1" svg:width="6.3004in" svg:height="3.5461in" svg:x="2.2075in" svg:y="4.0394in">
            <draw:object draw:notify-on-update-of-ranges="Sheet2.D1:Sheet2.D16 Sheet2.A19:Sheet2.A19 Sheet2.E1:Sheet2.E16 Sheet2.A20:Sheet2.A20 Sheet2.H4:Sheet2.H19 Sheet2.G4:Sheet2.G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A1]/150" office:value-type="float" office:value="4" calcext:value-type="float">
            <text:p>4</text:p>
          </table:table-cell>
          <table:table-cell table:formula="of:=[.B1]/150" office:value-type="float" office:value="1.5" calcext:value-type="float">
            <text:p>1.5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coo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A2]/150" office:value-type="float" office:value="0.98" calcext:value-type="float">
            <text:p>0.98</text:p>
          </table:table-cell>
          <table:table-cell table:formula="of:=[.B2]/150" office:value-type="float" office:value="1.08" calcext:value-type="float">
            <text:p>1.08</text:p>
          </table:table-cell>
          <table:table-cell/>
          <table:table-cell office:value-type="float" office:value="0.0133333333333333" calcext:value-type="float">
            <text:p>0.01333</text:p>
          </table:table-cell>
          <table:table-cell office:value-type="float" office:value="4.94667" calcext:value-type="float">
            <text:p>4.94667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/>
          <table:table-cell table:formula="of:=[.A3]/150" office:value-type="float" office:value="2.98" calcext:value-type="float">
            <text:p>2.98</text:p>
          </table:table-cell>
          <table:table-cell table:formula="of:=[.B3]/150" office:value-type="float" office:value="2.98" calcext:value-type="float">
            <text:p>2.98</text:p>
          </table:table-cell>
          <table:table-cell/>
          <table:table-cell office:value-type="float" office:value="2.47333333333333" calcext:value-type="float">
            <text:p>2.47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ft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A4]/150" office:value-type="float" office:value="2.96666666666667" calcext:value-type="float">
            <text:p>2.96667</text:p>
          </table:table-cell>
          <table:table-cell table:formula="of:=[.B4]/150" office:value-type="float" office:value="3" calcext:value-type="float">
            <text:p>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tft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5]/150" office:value-type="float" office:value="2.95333333333333" calcext:value-type="float">
            <text:p>2.95333</text:p>
          </table:table-cell>
          <table:table-cell table:formula="of:=[.B5]/150" office:value-type="float" office:value="0.586666666666667" calcext:value-type="float">
            <text:p>0.58667</text:p>
          </table:table-cell>
          <table:table-cell/>
          <table:table-cell office:value-type="float" office:value="3.16666666666667" calcext:value-type="float">
            <text:p>3.1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A6]/150" office:value-type="float" office:value="1.00666666666667" calcext:value-type="float">
            <text:p>1.00667</text:p>
          </table:table-cell>
          <table:table-cell table:formula="of:=[.B6]/150" office:value-type="float" office:value="1.07333333333333" calcext:value-type="float">
            <text:p>1.07333</text:p>
          </table:table-cell>
          <table:table-cell/>
          <table:table-cell office:value-type="float" office:value="4.91333333333333" calcext:value-type="float">
            <text:p>4.91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A7]/150" office:value-type="float" office:value="2.64" calcext:value-type="float">
            <text:p>2.64</text:p>
          </table:table-cell>
          <table:table-cell table:formula="of:=[.B7]/150" office:value-type="float" office:value="0.673333333333333" calcext:value-type="float">
            <text:p>0.67333</text:p>
          </table:table-cell>
          <table:table-cell/>
          <table:table-cell office:value-type="float" office:value="2.41333333333333" calcext:value-type="float">
            <text:p>2.41333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8]/150" office:value-type="float" office:value="2.98666666666667" calcext:value-type="float">
            <text:p>2.98667</text:p>
          </table:table-cell>
          <table:table-cell table:formula="of:=[.B8]/150" office:value-type="float" office:value="0.52" calcext:value-type="float">
            <text:p>0.52</text:p>
          </table:table-cell>
          <table:table-cell/>
          <table:table-cell office:value-type="float" office:value="2.14666666666667" calcext:value-type="float">
            <text:p>2.14667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A9]/150" office:value-type="float" office:value="2.29333333333333" calcext:value-type="float">
            <text:p>2.29333</text:p>
          </table:table-cell>
          <table:table-cell table:formula="of:=[.B9]/150" office:value-type="float" office:value="0.76" calcext:value-type="float">
            <text:p>0.76</text:p>
          </table:table-cell>
          <table:table-cell/>
          <table:table-cell office:value-type="float" office:value="1.97333333333333" calcext:value-type="float">
            <text:p>1.97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A10]/150" office:value-type="float" office:value="3" calcext:value-type="float">
            <text:p>3</text:p>
          </table:table-cell>
          <table:table-cell table:formula="of:=[.B10]/150" office:value-type="float" office:value="2.16666666666667" calcext:value-type="float">
            <text:p>2.16667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CD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A11]/150" office:value-type="float" office:value="1.05333333333333" calcext:value-type="float">
            <text:p>1.05333</text:p>
          </table:table-cell>
          <table:table-cell table:formula="of:=[.B11]/150" office:value-type="float" office:value="0.986666666666667" calcext:value-type="float">
            <text:p>0.98667</text:p>
          </table:table-cell>
          <table:table-cell/>
          <table:table-cell office:value-type="float" office:value="1.60666666666667" calcext:value-type="float">
            <text:p>1.60667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tf2t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A12]/150" office:value-type="float" office:value="3.93333333333333" calcext:value-type="float">
            <text:p>3.93333</text:p>
          </table:table-cell>
          <table:table-cell table:formula="of:=[.B12]/150" office:value-type="float" office:value="1.53333333333333" calcext:value-type="float">
            <text:p>1.53333</text:p>
          </table:table-cell>
          <table:table-cell/>
          <table:table-cell office:value-type="float" office:value="1.51333333333333" calcext:value-type="float">
            <text:p>1.51333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softmaj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A13]/150" office:value-type="float" office:value="3.9" calcext:value-type="float">
            <text:p>3.9</text:p>
          </table:table-cell>
          <table:table-cell table:formula="of:=[.B13]/150" office:value-type="float" office:value="2.16666666666667" calcext:value-type="float">
            <text:p>2.16667</text:p>
          </table:table-cell>
          <table:table-cell/>
          <table:table-cell office:value-type="float" office:value="2.99333333333333" calcext:value-type="float">
            <text:p>2.99333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hardmaj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A14]/150" office:value-type="float" office:value="1.04666666666667" calcext:value-type="float">
            <text:p>1.04667</text:p>
          </table:table-cell>
          <table:table-cell table:formula="of:=[.B14]/150" office:value-type="float" office:value="1.08" calcext:value-type="float">
            <text:p>1.08</text:p>
          </table:table-cell>
          <table:table-cell/>
          <table:table-cell office:value-type="float" office:value="3.48666666666667" calcext:value-type="float">
            <text:p>3.4866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hardtft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A15]/150" office:value-type="float" office:value="2.94" calcext:value-type="float">
            <text:p>2.94</text:p>
          </table:table-cell>
          <table:table-cell table:formula="of:=[.B15]/150" office:value-type="float" office:value="2.97333333333333" calcext:value-type="float">
            <text:p>2.97333</text:p>
          </table:table-cell>
          <table:table-cell/>
          <table:table-cell office:value-type="float" office:value="2.68666666666667" calcext:value-type="float">
            <text:p>2.68667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naiveprober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A16]/150" office:value-type="float" office:value="2.37333333333333" calcext:value-type="float">
            <text:p>2.37333</text:p>
          </table:table-cell>
          <table:table-cell table:formula="of:=[.B16]/150" office:value-type="float" office:value="0.706666666666667" calcext:value-type="float">
            <text:p>0.70667</text:p>
          </table:table-cell>
          <table:table-cell/>
          <table:table-cell office:value-type="float" office:value="2.54666666666667" calcext:value-type="float">
            <text:p>2.54667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remorseful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it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r cooperativ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09:41:23.499484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11:45:50.408983971</dc:date>
    <meta:generator>LibreOffice/4.2.8.2$Linux_X86_64 LibreOffice_project/420m0$Build-2</meta:generator>
    <meta:editing-duration>PT35M24S</meta:editing-duration>
    <meta:editing-cycles>2</meta:editing-cycles>
    <meta:document-statistic meta:table-count="2" meta:cell-count="13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style:rotation-angle="3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 style:rotation-angle="30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62cm" svg:height="10.713cm" xlink:href=".." xlink:type="simple" chart:class="chart:scatter" chart:style-name="ch1">
        <chart:title svg:x="6.322cm" svg:y="0.35cm" chart:style-name="ch2">
          <text:p>Leave-One-Out Testing</text:p>
        </chart:title>
        <chart:subtitle svg:x="6.838cm" svg:y="1.369cm" chart:style-name="ch3">
          <text:p>Best of all objectives</text:p>
        </chart:subtitle>
        <chart:legend chart:legend-position="bottom" svg:x="6.694cm" svg:y="9.93cm" style:legend-expansion="wide" chart:style-name="ch4"/>
        <chart:plot-area chart:style-name="ch5" table:cell-range-address="Sheet1.BU22:Sheet1.BV37 Sheet1.BS23:Sheet1.BS37 Sheet1.BX22:Sheet1.BX23" chart:data-source-has-labels="both" svg:x="1.358cm" svg:y="2.292cm" svg:width="15.657cm" svg:height="6.443cm">
          <chartooo:coordinate-region svg:x="1.794cm" svg:y="2.491cm" svg:width="15.127cm" svg:height="5.597cm"/>
          <chart:axis chart:dimension="x" chart:name="primary-x" chart:style-name="ch6" chartooo:axis-type="auto">
            <chart:title svg:x="8.322cm" svg:y="8.949cm" chart:style-name="ch7">
              <text:p>Objective 1</text:p>
            </chart:title>
            <chart:categories table:cell-range-address="Sheet1.BV22:Sheet1.BV37"/>
          </chart:axis>
          <chart:axis chart:dimension="y" chart:name="primary-y" chart:style-name="ch6">
            <chart:title svg:x="0.451cm" svg:y="6.377cm" chart:style-name="ch8">
              <text:p>Objective 2</text:p>
            </chart:title>
            <chart:grid chart:style-name="ch9" chart:class="major"/>
          </chart:axis>
          <chart:series chart:style-name="ch10" chart:values-cell-range-address="Sheet1.BU24:Sheet1.BU37 Sheet1.BU23:Sheet1.BU23" chart:label-cell-address="Sheet1.BX22:Sheet1.BX22" chart:class="chart:scatter">
            <chart:domain table:cell-range-address="Sheet1.BS24:Sheet1.BS37 Sheet1.BS23:Sheet1.BS23"/>
            <chart:data-point chart:repeated="15"/>
          </chart:series>
          <chart:series chart:style-name="ch11" chart:values-cell-range-address="Sheet1.BU22:Sheet1.BU22" chart:label-cell-address="Sheet1.BX23:Sheet1.BX23" chart:class="chart:scatter">
            <chart:domain table:cell-range-address="Sheet1.BS22:Sheet1.BS22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S Column BS</text:p>
              </table:table-cell>
              <table:table-cell office:value-type="string">
                <text:p>Selfless</text:p>
                <draw:g>
                  <svg:desc>Sheet1.BX22:Sheet1.BX22</svg:desc>
                </draw:g>
              </table:table-cell>
              <table:table-cell office:value-type="string">
                <text:p/>
              </table:table-cell>
              <table:table-cell office:value-type="string">
                <text:p>Communal</text:p>
                <draw:g>
                  <svg:desc>Sheet1.BX23:Sheet1.BX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fect</text:p>
                <draw:g>
                  <svg:desc>Sheet1.BV22:Sheet1.BV37</svg:desc>
                </draw:g>
              </table:table-cell>
              <table:table-cell office:value-type="float" office:value="2.47333333333333">
                <text:p>2.47333333333333</text:p>
                <draw:g>
                  <svg:desc>Sheet1.BS24:Sheet1.BS37 Sheet1.BS23:Sheet1.BS23</svg:desc>
                </draw:g>
              </table:table-cell>
              <table:table-cell office:value-type="float" office:value="0">
                <text:p>0</text:p>
                <draw:g>
                  <svg:desc>Sheet1.BU24:Sheet1.BU37 Sheet1.BU23:Sheet1.BU23</svg:desc>
                </draw:g>
              </table:table-cell>
              <table:table-cell office:value-type="float" office:value="0.0133333333333333">
                <text:p>0.0133333333333333</text:p>
                <draw:g>
                  <svg:desc>Sheet1.BS22:Sheet1.BS22</svg:desc>
                </draw:g>
              </table:table-cell>
              <table:table-cell office:value-type="float" office:value="4.94667">
                <text:p>4.94667</text:p>
                <draw:g>
                  <svg:desc>Sheet1.BU22:Sheet1.BU22</svg:desc>
                </draw:g>
              </table:table-cell>
            </table:table-row>
            <table:table-row>
              <table:table-cell office:value-type="string">
                <text:p>coop</text:p>
              </table:table-cell>
              <table:table-cell office:value-type="float" office:value="2.6">
                <text:p>2.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ft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ft</text:p>
              </table:table-cell>
              <table:table-cell office:value-type="float" office:value="4.91333333333333">
                <text:p>4.913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vlov</text:p>
              </table:table-cell>
              <table:table-cell office:value-type="float" office:value="2.41333333333333">
                <text:p>2.41333333333333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teful</text:p>
              </table:table-cell>
              <table:table-cell office:value-type="float" office:value="2.14666666666667">
                <text:p>2.14666666666667</text:p>
              </table:table-cell>
              <table:table-cell office:value-type="float" office:value="1.96">
                <text:p>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1.97333333333333">
                <text:p>1.973333333333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D</text:p>
              </table:table-cell>
              <table:table-cell office:value-type="float" office:value="0.88">
                <text:p>0.88</text:p>
              </table:table-cell>
              <table:table-cell office:value-type="float" office:value="1.04">
                <text:p>1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DC</text:p>
              </table:table-cell>
              <table:table-cell office:value-type="float" office:value="1.60666666666667">
                <text:p>1.60666666666667</text:p>
              </table:table-cell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CD</text:p>
              </table:table-cell>
              <table:table-cell office:value-type="float" office:value="1.51333333333333">
                <text:p>1.51333333333333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f2t</text:p>
              </table:table-cell>
              <table:table-cell office:value-type="float" office:value="2.99333333333333">
                <text:p>2.99333333333333</text:p>
              </table:table-cell>
              <table:table-cell office:value-type="float" office:value="5.92">
                <text:p>5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ftmaj</text:p>
              </table:table-cell>
              <table:table-cell office:value-type="float" office:value="3.48666666666667">
                <text:p>3.4866666666666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dmaj</text:p>
              </table:table-cell>
              <table:table-cell office:value-type="float" office:value="2.68666666666667">
                <text:p>2.68666666666667</text:p>
              </table:table-cell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dtft</text:p>
              </table:table-cell>
              <table:table-cell office:value-type="float" office:value="2.54666666666667">
                <text:p>2.54666666666667</text:p>
              </table:table-cell>
              <table:table-cell office:value-type="float" office:value="1.96">
                <text:p>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iveprober</text:p>
              </table:table-cell>
              <table:table-cell office:value-type="float" office:value="2.98">
                <text:p>2.98</text:p>
              </table:table-cell>
              <table:table-cell office:value-type="float" office:value="5.96">
                <text:p>5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center" style:rotation-angle="2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right" style:rotation-angle="0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5.967cm" svg:height="10.788cm" xlink:href=".." xlink:type="simple" chart:class="chart:scatter" chart:style-name="ch1">
        <chart:title svg:x="6.378cm" svg:y="0.351cm" chart:style-name="ch2">
          <text:p>Leave-One-Out</text:p>
        </chart:title>
        <chart:legend chart:legend-position="end" svg:x="13.439cm" svg:y="1.36cm" style:legend-expansion="high" chart:style-name="ch3"/>
        <chart:plot-area chart:style-name="ch4" table:cell-range-address="Sheet1.BX23:Sheet1.BX23 Sheet1.BS22:Sheet1.BS22 Sheet1.BU22:Sheet1.BV37" chart:data-source-has-labels="both" svg:x="1.33cm" svg:y="1.371cm" svg:width="11.79cm" svg:height="8.221cm">
          <chartooo:coordinate-region svg:x="1.766cm" svg:y="1.57cm" svg:width="11.26cm" svg:height="7.375cm"/>
          <chart:axis chart:dimension="x" chart:name="primary-x" chart:style-name="ch5" chartooo:axis-type="auto">
            <chart:title svg:x="6.361cm" svg:y="9.807cm" chart:style-name="ch6">
              <text:p>Objective 1</text:p>
            </chart:title>
            <chart:categories table:cell-range-address="Sheet1.BX23:Sheet1.BX23"/>
          </chart:axis>
          <chart:axis chart:dimension="y" chart:name="primary-y" chart:style-name="ch7">
            <chart:title svg:x="0.451cm" svg:y="6.345cm" chart:style-name="ch8">
              <text:p>Objective 2</text:p>
            </chart:title>
            <chart:grid chart:style-name="ch9" chart:class="major"/>
          </chart:axis>
          <chart:series chart:style-name="ch10" chart:values-cell-range-address="Sheet1.BU22:Sheet1.BU22" chart:label-cell-address="Sheet1.BV22:Sheet1.BV22" chart:class="chart:scatter">
            <chart:domain table:cell-range-address="Sheet1.BS22:Sheet1.BS22"/>
            <chart:data-point chart:style-name="ch11"/>
          </chart:series>
          <chart:series chart:style-name="ch12" chart:values-cell-range-address="Sheet1.BU25:Sheet1.BU25" chart:label-cell-address="Sheet1.BV25:Sheet1.BV25" chart:class="chart:scatter">
            <chart:domain table:cell-range-address="Sheet1.BS25:Sheet1.BS25"/>
            <chart:data-point/>
          </chart:series>
          <chart:series chart:style-name="ch13" chart:values-cell-range-address="Sheet1.BU26:Sheet1.BU26" chart:label-cell-address="Sheet1.BV26:Sheet1.BV26" chart:class="chart:scatter">
            <chart:domain table:cell-range-address="Sheet1.BS26:Sheet1.BS26"/>
            <chart:data-point/>
          </chart:series>
          <chart:series chart:style-name="ch14" chart:values-cell-range-address="Sheet1.BU27:Sheet1.BU27" chart:label-cell-address="Sheet1.BV27:Sheet1.BV27" chart:class="chart:scatter">
            <chart:domain table:cell-range-address="Sheet1.BS27:Sheet1.BS27"/>
            <chart:data-point/>
          </chart:series>
          <chart:series chart:style-name="ch15" chart:values-cell-range-address="Sheet1.BU28:Sheet1.BU28" chart:label-cell-address="Sheet1.BV28:Sheet1.BV28" chart:class="chart:scatter">
            <chart:domain table:cell-range-address="Sheet1.BS28:Sheet1.BS28"/>
            <chart:data-point/>
          </chart:series>
          <chart:series chart:style-name="ch16" chart:values-cell-range-address="Sheet1.BU29:Sheet1.BU29" chart:label-cell-address="Sheet1.BV29:Sheet1.BV29" chart:class="chart:scatter">
            <chart:domain table:cell-range-address="Sheet1.BS29:Sheet1.BS29"/>
            <chart:data-point/>
          </chart:series>
          <chart:series chart:style-name="ch17" chart:values-cell-range-address="Sheet1.BU30:Sheet1.BU30" chart:label-cell-address="Sheet1.BV30:Sheet1.BV30" chart:class="chart:scatter">
            <chart:domain table:cell-range-address="Sheet1.BS30:Sheet1.BS30"/>
            <chart:data-point/>
          </chart:series>
          <chart:series chart:style-name="ch18" chart:values-cell-range-address="Sheet1.BU31:Sheet1.BU31" chart:label-cell-address="Sheet1.BV31:Sheet1.BV31" chart:class="chart:scatter">
            <chart:domain table:cell-range-address="Sheet1.BS31:Sheet1.BS31"/>
            <chart:data-point/>
          </chart:series>
          <chart:series chart:style-name="ch19" chart:values-cell-range-address="Sheet1.BU32:Sheet1.BU32" chart:label-cell-address="Sheet1.BV32:Sheet1.BV32" chart:class="chart:scatter">
            <chart:domain table:cell-range-address="Sheet1.BS32:Sheet1.BS32"/>
            <chart:data-point/>
          </chart:series>
          <chart:series chart:style-name="ch20" chart:values-cell-range-address="Sheet1.BU33:Sheet1.BU33" chart:label-cell-address="Sheet1.BV33:Sheet1.BV33" chart:class="chart:scatter">
            <chart:domain table:cell-range-address="Sheet1.BS33:Sheet1.BS33"/>
            <chart:data-point/>
          </chart:series>
          <chart:series chart:style-name="ch21" chart:values-cell-range-address="Sheet1.BU34:Sheet1.BU34" chart:label-cell-address="Sheet1.BV34:Sheet1.BV34" chart:class="chart:scatter">
            <chart:domain table:cell-range-address="Sheet1.BS34:Sheet1.BS34"/>
            <chart:data-point/>
          </chart:series>
          <chart:series chart:style-name="ch22" chart:values-cell-range-address="Sheet1.BU35:Sheet1.BU35" chart:label-cell-address="Sheet1.BV35:Sheet1.BV35" chart:class="chart:scatter">
            <chart:domain table:cell-range-address="Sheet1.BS35:Sheet1.BS35"/>
            <chart:data-point/>
          </chart:series>
          <chart:series chart:style-name="ch23" chart:values-cell-range-address="Sheet1.BU36:Sheet1.BU36" chart:label-cell-address="Sheet1.BV36:Sheet1.BV36" chart:class="chart:scatter">
            <chart:domain table:cell-range-address="Sheet1.BS36:Sheet1.BS36"/>
            <chart:data-point/>
          </chart:series>
          <chart:series chart:style-name="ch24" chart:values-cell-range-address="Sheet1.BU37:Sheet1.BU37" chart:label-cell-address="Sheet1.BV37:Sheet1.BV37" chart:class="chart:scatter">
            <chart:domain table:cell-range-address="Sheet1.BS37:Sheet1.BS37"/>
            <chart:data-point/>
          </chart:series>
          <chart:series chart:style-name="ch25" chart:values-cell-range-address="Sheet1.BU23:Sheet1.BU23" chart:label-cell-address="Sheet1.BV23:Sheet1.BV23" chart:class="chart:scatter">
            <chart:domain table:cell-range-address="Sheet1.BS23:Sheet1.BS23"/>
            <chart:data-point/>
          </chart:series>
          <chart:series chart:style-name="ch26" chart:values-cell-range-address="Sheet1.BU24:Sheet1.BU24" chart:label-cell-address="Sheet1.BV24:Sheet1.BV24" chart:class="chart:scatter">
            <chart:domain table:cell-range-address="Sheet1.BS24:Sheet1.BS24"/>
            <chart:data-point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unal</text:p>
                <draw:g>
                  <svg:desc>Sheet1.BX23:Sheet1.BX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133333333333333">
                <text:p>0.0133333333333333</text:p>
                <draw:g>
                  <svg:desc>Sheet1.BS22:Sheet1.BS22</svg:desc>
                </draw:g>
              </table:table-cell>
            </table:table-row>
            <table:table-row>
              <table:table-cell office:value-type="string">
                <text:p>defect</text:p>
                <draw:g>
                  <svg:desc>Sheet1.BV22:Sheet1.BV22</svg:desc>
                </draw:g>
              </table:table-cell>
              <table:table-cell office:value-type="float" office:value="4.94667">
                <text:p>4.94667</text:p>
                <draw:g>
                  <svg:desc>Sheet1.BU22:Sheet1.BU2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6">
                <text:p>2.6</text:p>
                <draw:g>
                  <svg:desc>Sheet1.BS25:Sheet1.BS25</svg:desc>
                </draw:g>
              </table:table-cell>
            </table:table-row>
            <table:table-row>
              <table:table-cell office:value-type="string">
                <text:p>stft</text:p>
                <draw:g>
                  <svg:desc>Sheet1.BV25:Sheet1.BV25</svg:desc>
                </draw:g>
              </table:table-cell>
              <table:table-cell office:value-type="float" office:value="1.2">
                <text:p>1.2</text:p>
                <draw:g>
                  <svg:desc>Sheet1.BU25:Sheet1.BU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16666666666667">
                <text:p>3.16666666666667</text:p>
                <draw:g>
                  <svg:desc>Sheet1.BS26:Sheet1.BS26</svg:desc>
                </draw:g>
              </table:table-cell>
            </table:table-row>
            <table:table-row>
              <table:table-cell office:value-type="string">
                <text:p>pavlov</text:p>
                <draw:g>
                  <svg:desc>Sheet1.BV26:Sheet1.BV26</svg:desc>
                </draw:g>
              </table:table-cell>
              <table:table-cell office:value-type="float" office:value="0">
                <text:p>0</text:p>
                <draw:g>
                  <svg:desc>Sheet1.BU26:Sheet1.BU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91333333333333">
                <text:p>4.91333333333333</text:p>
                <draw:g>
                  <svg:desc>Sheet1.BS27:Sheet1.BS27</svg:desc>
                </draw:g>
              </table:table-cell>
            </table:table-row>
            <table:table-row>
              <table:table-cell office:value-type="string">
                <text:p>spiteful</text:p>
                <draw:g>
                  <svg:desc>Sheet1.BV27:Sheet1.BV27</svg:desc>
                </draw:g>
              </table:table-cell>
              <table:table-cell office:value-type="float" office:value="0">
                <text:p>0</text:p>
                <draw:g>
                  <svg:desc>Sheet1.BU27:Sheet1.BU2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41333333333333">
                <text:p>2.41333333333333</text:p>
                <draw:g>
                  <svg:desc>Sheet1.BS28:Sheet1.BS28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Sheet1.BV28:Sheet1.BV28</svg:desc>
                </draw:g>
              </table:table-cell>
              <table:table-cell office:value-type="float" office:value="1.56">
                <text:p>1.56</text:p>
                <draw:g>
                  <svg:desc>Sheet1.BU28:Sheet1.BU2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14666666666667">
                <text:p>2.14666666666667</text:p>
                <draw:g>
                  <svg:desc>Sheet1.BS29:Sheet1.BS29</svg:desc>
                </draw:g>
              </table:table-cell>
            </table:table-row>
            <table:table-row>
              <table:table-cell office:value-type="string">
                <text:p>CD</text:p>
                <draw:g>
                  <svg:desc>Sheet1.BV29:Sheet1.BV29</svg:desc>
                </draw:g>
              </table:table-cell>
              <table:table-cell office:value-type="float" office:value="1.96">
                <text:p>1.96</text:p>
                <draw:g>
                  <svg:desc>Sheet1.BU29:Sheet1.BU2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97333333333333">
                <text:p>1.97333333333333</text:p>
                <draw:g>
                  <svg:desc>Sheet1.BS30:Sheet1.BS30</svg:desc>
                </draw:g>
              </table:table-cell>
            </table:table-row>
            <table:table-row>
              <table:table-cell office:value-type="string">
                <text:p>DDC</text:p>
                <draw:g>
                  <svg:desc>Sheet1.BV30:Sheet1.BV30</svg:desc>
                </draw:g>
              </table:table-cell>
              <table:table-cell office:value-type="float" office:value="0">
                <text:p>0</text:p>
                <draw:g>
                  <svg:desc>Sheet1.BU30:Sheet1.BU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88">
                <text:p>0.88</text:p>
                <draw:g>
                  <svg:desc>Sheet1.BS31:Sheet1.BS31</svg:desc>
                </draw:g>
              </table:table-cell>
            </table:table-row>
            <table:table-row>
              <table:table-cell office:value-type="string">
                <text:p>CCD</text:p>
                <draw:g>
                  <svg:desc>Sheet1.BV31:Sheet1.BV31</svg:desc>
                </draw:g>
              </table:table-cell>
              <table:table-cell office:value-type="float" office:value="1.04">
                <text:p>1.04</text:p>
                <draw:g>
                  <svg:desc>Sheet1.BU31:Sheet1.BU3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0666666666667">
                <text:p>1.60666666666667</text:p>
                <draw:g>
                  <svg:desc>Sheet1.BS32:Sheet1.BS32</svg:desc>
                </draw:g>
              </table:table-cell>
            </table:table-row>
            <table:table-row>
              <table:table-cell office:value-type="string">
                <text:p>tf2t</text:p>
                <draw:g>
                  <svg:desc>Sheet1.BV32:Sheet1.BV32</svg:desc>
                </draw:g>
              </table:table-cell>
              <table:table-cell office:value-type="float" office:value="1.28">
                <text:p>1.28</text:p>
                <draw:g>
                  <svg:desc>Sheet1.BU32:Sheet1.BU3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51333333333333">
                <text:p>1.51333333333333</text:p>
                <draw:g>
                  <svg:desc>Sheet1.BS33:Sheet1.BS33</svg:desc>
                </draw:g>
              </table:table-cell>
            </table:table-row>
            <table:table-row>
              <table:table-cell office:value-type="string">
                <text:p>softmaj</text:p>
                <draw:g>
                  <svg:desc>Sheet1.BV33:Sheet1.BV33</svg:desc>
                </draw:g>
              </table:table-cell>
              <table:table-cell office:value-type="float" office:value="2.96">
                <text:p>2.96</text:p>
                <draw:g>
                  <svg:desc>Sheet1.BU33:Sheet1.BU3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99333333333333">
                <text:p>2.99333333333333</text:p>
                <draw:g>
                  <svg:desc>Sheet1.BS34:Sheet1.BS34</svg:desc>
                </draw:g>
              </table:table-cell>
            </table:table-row>
            <table:table-row>
              <table:table-cell office:value-type="string">
                <text:p>hardmaj</text:p>
                <draw:g>
                  <svg:desc>Sheet1.BV34:Sheet1.BV34</svg:desc>
                </draw:g>
              </table:table-cell>
              <table:table-cell office:value-type="float" office:value="5.92">
                <text:p>5.92</text:p>
                <draw:g>
                  <svg:desc>Sheet1.BU34:Sheet1.BU3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8666666666667">
                <text:p>3.48666666666667</text:p>
                <draw:g>
                  <svg:desc>Sheet1.BS35:Sheet1.BS35</svg:desc>
                </draw:g>
              </table:table-cell>
            </table:table-row>
            <table:table-row>
              <table:table-cell office:value-type="string">
                <text:p>hardtft</text:p>
                <draw:g>
                  <svg:desc>Sheet1.BV35:Sheet1.BV35</svg:desc>
                </draw:g>
              </table:table-cell>
              <table:table-cell office:value-type="float" office:value="0.04">
                <text:p>0.04</text:p>
                <draw:g>
                  <svg:desc>Sheet1.BU35:Sheet1.BU3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68666666666667">
                <text:p>2.68666666666667</text:p>
                <draw:g>
                  <svg:desc>Sheet1.BS36:Sheet1.BS36</svg:desc>
                </draw:g>
              </table:table-cell>
            </table:table-row>
            <table:table-row>
              <table:table-cell office:value-type="string">
                <text:p>naiveprober</text:p>
                <draw:g>
                  <svg:desc>Sheet1.BV36:Sheet1.BV36</svg:desc>
                </draw:g>
              </table:table-cell>
              <table:table-cell office:value-type="float" office:value="2.04">
                <text:p>2.04</text:p>
                <draw:g>
                  <svg:desc>Sheet1.BU36:Sheet1.BU3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54666666666667">
                <text:p>2.54666666666667</text:p>
                <draw:g>
                  <svg:desc>Sheet1.BS37:Sheet1.BS37</svg:desc>
                </draw:g>
              </table:table-cell>
            </table:table-row>
            <table:table-row>
              <table:table-cell office:value-type="string">
                <text:p>remorseful</text:p>
                <draw:g>
                  <svg:desc>Sheet1.BV37:Sheet1.BV37</svg:desc>
                </draw:g>
              </table:table-cell>
              <table:table-cell office:value-type="float" office:value="1.96">
                <text:p>1.96</text:p>
                <draw:g>
                  <svg:desc>Sheet1.BU37:Sheet1.BU3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98">
                <text:p>2.98</text:p>
                <draw:g>
                  <svg:desc>Sheet1.BS23:Sheet1.BS23</svg:desc>
                </draw:g>
              </table:table-cell>
            </table:table-row>
            <table:table-row>
              <table:table-cell office:value-type="string">
                <text:p>coop</text:p>
                <draw:g>
                  <svg:desc>Sheet1.BV23:Sheet1.BV23</svg:desc>
                </draw:g>
              </table:table-cell>
              <table:table-cell office:value-type="float" office:value="5.96">
                <text:p>5.96</text:p>
                <draw:g>
                  <svg:desc>Sheet1.BU23:Sheet1.BU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47333333333333">
                <text:p>2.47333333333333</text:p>
                <draw:g>
                  <svg:desc>Sheet1.BS24:Sheet1.BS24</svg:desc>
                </draw:g>
              </table:table-cell>
            </table:table-row>
            <table:table-row>
              <table:table-cell office:value-type="string">
                <text:p>tft</text:p>
                <draw:g>
                  <svg:desc>Sheet1.BV24:Sheet1.BV24</svg:desc>
                </draw:g>
              </table:table-cell>
              <table:table-cell office:value-type="float" office:value="0">
                <text:p>0</text:p>
                <draw:g>
                  <svg:desc>Sheet1.BU24:Sheet1.BU2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scatter" chart:style-name="ch1">
        <chart:title svg:x="4.029cm" svg:y="0.316cm" chart:style-name="ch2">
          <text:p>LOO Mittal vs Our Cooperative Players</text:p>
        </chart:title>
        <chart:legend chart:legend-position="end" svg:x="12.815cm" svg:y="3.956cm" style:legend-expansion="high" chart:style-name="ch3"/>
        <chart:plot-area chart:style-name="ch4" table:cell-range-address="Sheet2.D1:Sheet2.E16 Sheet2.A19:Sheet2.A20 Sheet2.H4:Sheet2.H19" chart:data-source-has-labels="row" svg:x="1.331cm" svg:y="1.301cm" svg:width="11.164cm" svg:height="6.546cm">
          <chartooo:coordinate-region svg:x="1.767cm" svg:y="1.5cm" svg:width="10.634cm" svg:height="5.7cm"/>
          <chart:axis chart:dimension="x" chart:name="primary-x" chart:style-name="ch5">
            <chart:title svg:x="6.049cm" svg:y="8.027cm" chart:style-name="ch6">
              <text:p>Objective 1</text:p>
            </chart:title>
          </chart:axis>
          <chart:axis chart:dimension="y" chart:name="primary-y" chart:style-name="ch7">
            <chart:title svg:x="0.451cm" svg:y="5.438cm" chart:style-name="ch8">
              <text:p>Objective 2</text:p>
            </chart:title>
            <chart:grid chart:style-name="ch9" chart:class="major"/>
          </chart:axis>
          <chart:series chart:style-name="ch10" chart:values-cell-range-address="Sheet2.E1:Sheet2.E16" chart:label-cell-address="Sheet2.A19:Sheet2.A19" chart:class="chart:scatter">
            <chart:domain table:cell-range-address="Sheet2.D1:Sheet2.D16"/>
            <chart:data-point chart:repeated="16"/>
          </chart:series>
          <chart:series chart:style-name="ch11" chart:values-cell-range-address="Sheet2.H4:Sheet2.H19" chart:label-cell-address="Sheet2.A20:Sheet2.A20" chart:class="chart:scatter">
            <chart:domain table:cell-range-address="Sheet2.G4:Sheet2.G19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ittal</text:p>
                <draw:g>
                  <svg:desc>Sheet2.A19:Sheet2.A1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Our cooperative</text:p>
                <draw:g>
                  <svg:desc>Sheet2.A20:Sheet2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2.D1:Sheet2.D16</svg:desc>
                </draw:g>
              </table:table-cell>
              <table:table-cell office:value-type="float" office:value="1.5">
                <text:p>1.5</text:p>
                <draw:g>
                  <svg:desc>Sheet2.E1:Sheet2.E16</svg:desc>
                </draw:g>
              </table:table-cell>
              <table:table-cell office:value-type="float" office:value="2.6">
                <text:p>2.6</text:p>
                <draw:g>
                  <svg:desc>Sheet2.G4:Sheet2.G19</svg:desc>
                </draw:g>
              </table:table-cell>
              <table:table-cell office:value-type="float" office:value="1.2">
                <text:p>1.2</text:p>
                <draw:g>
                  <svg:desc>Sheet2.H4:Sheet2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">
                <text:p>0.98</text:p>
              </table:table-cell>
              <table:table-cell office:value-type="float" office:value="1.08">
                <text:p>1.0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8">
                <text:p>2.98</text:p>
              </table:table-cell>
              <table:table-cell office:value-type="float" office:value="2.98">
                <text:p>2.98</text:p>
              </table:table-cell>
              <table:table-cell office:value-type="float" office:value="4.91333333333333">
                <text:p>4.9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3">
                <text:p>3</text:p>
              </table:table-cell>
              <table:table-cell office:value-type="float" office:value="2.41333333333333">
                <text:p>2.4133333333333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5333333333333">
                <text:p>2.95333333333333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2.14666666666667">
                <text:p>2.1466666666666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.07333333333333">
                <text:p>1.07333333333333</text:p>
              </table:table-cell>
              <table:table-cell office:value-type="float" office:value="1.97333333333333">
                <text:p>1.9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4">
                <text:p>2.64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0.88">
                <text:p>0.8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0.52">
                <text:p>0.52</text:p>
              </table:table-cell>
              <table:table-cell office:value-type="float" office:value="1.60666666666667">
                <text:p>1.606666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9333333333333">
                <text:p>2.29333333333333</text:p>
              </table:table-cell>
              <table:table-cell office:value-type="float" office:value="0.76">
                <text:p>0.76</text:p>
              </table:table-cell>
              <table:table-cell office:value-type="float" office:value="1.51333333333333">
                <text:p>1.5133333333333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99333333333333">
                <text:p>2.99333333333333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333333333333">
                <text:p>1.05333333333333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3.48666666666667">
                <text:p>3.4866666666666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3333333333333">
                <text:p>3.93333333333333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2.68666666666667">
                <text:p>2.68666666666667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54666666666667">
                <text:p>2.5466666666666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666666666667">
                <text:p>1.04666666666667</text:p>
              </table:table-cell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4">
                <text:p>2.94</text:p>
              </table:table-cell>
              <table:table-cell office:value-type="float" office:value="2.97333333333333">
                <text:p>2.97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7333333333333">
                <text:p>2.37333333333333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